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family-generic="roman"/>
    <style:font-face style:name="LiberationSerif" svg:font-family="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d07ad" officeooo:paragraph-rsid="001d07ad"/>
    </style:style>
    <style:style style:name="P2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240bd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5ec00" officeooo:paragraph-rsid="003992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23bd54" officeooo:paragraph-rsid="00240bd3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officeooo:rsid="001f49e9" officeooo:paragraph-rsid="00240bd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officeooo:rsid="00125993" officeooo:paragraph-rsid="00240bd3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style:text-underline-style="solid" style:text-underline-width="auto" style:text-underline-color="font-color" fo:font-weight="bold" officeooo:rsid="000c9218" officeooo:paragraph-rsid="00240bd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rsid="000c9218" officeooo:paragraph-rsid="00240bd3"/>
    </style:style>
    <style:style style:name="P9" style:family="paragraph" style:parent-style-name="Standard">
      <style:paragraph-properties fo:text-align="justify" style:justify-single-word="false"/>
      <style:text-properties style:font-name="Liberation Serif" officeooo:rsid="0011551a" officeooo:paragraph-rsid="00240bd3"/>
    </style:style>
    <style:style style:name="P10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9adde" officeooo:paragraph-rsid="00240bd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276852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style:text-underline-style="none" fo:font-weight="normal" officeooo:rsid="001be52c" officeooo:paragraph-rsid="003992a4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240bd3"/>
    </style:style>
    <style:style style:name="P14" style:family="paragraph" style:parent-style-name="Standard">
      <style:paragraph-properties fo:text-align="justify" style:justify-single-word="false"/>
      <style:text-properties style:font-name="Liberation Serif" style:text-underline-style="none" officeooo:rsid="0015f582" officeooo:paragraph-rsid="002594bb"/>
    </style:style>
    <style:style style:name="P15" style:family="paragraph" style:parent-style-name="Standard">
      <style:paragraph-properties fo:text-align="justify" style:justify-single-word="false"/>
      <style:text-properties style:font-name="Liberation Serif" officeooo:rsid="001564b1" officeooo:paragraph-rsid="00240bd3"/>
    </style:style>
    <style:style style:name="P16" style:family="paragraph" style:parent-style-name="Standard">
      <style:paragraph-properties fo:text-align="justify" style:justify-single-word="false"/>
      <style:text-properties style:font-name="Liberation Serif" officeooo:rsid="001564b1" officeooo:paragraph-rsid="002594bb"/>
    </style:style>
    <style:style style:name="P17" style:family="paragraph" style:parent-style-name="Standard" style:list-style-name="L7">
      <style:paragraph-properties fo:text-align="justify" style:justify-single-word="false"/>
      <style:text-properties style:font-name="Liberation Serif" officeooo:rsid="001564b1" officeooo:paragraph-rsid="003992a4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rsid="001564b1" officeooo:paragraph-rsid="003992a4"/>
    </style:style>
    <style:style style:name="P19" style:family="paragraph" style:parent-style-name="Standard">
      <style:paragraph-properties fo:text-align="center" style:justify-single-word="false"/>
      <style:text-properties style:font-name="Liberation Serif" officeooo:rsid="001564b1" officeooo:paragraph-rsid="002594bb"/>
    </style:style>
    <style:style style:name="P20" style:family="paragraph" style:parent-style-name="Standard">
      <style:text-properties style:font-name="Liberation Serif" officeooo:rsid="001564b1" officeooo:paragraph-rsid="003992a4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15f582" officeooo:paragraph-rsid="002bb19a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240bd3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weight="bold" officeooo:rsid="0025ec00" officeooo:paragraph-rsid="003992a4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162273" officeooo:paragraph-rsid="00240bd3"/>
    </style:style>
    <style:style style:name="P25" style:family="paragraph" style:parent-style-name="Standard">
      <style:paragraph-properties fo:text-align="justify" style:justify-single-word="false"/>
      <style:text-properties style:font-name="Liberation Serif" officeooo:rsid="00162273" officeooo:paragraph-rsid="003992a4"/>
    </style:style>
    <style:style style:name="P26" style:family="paragraph" style:parent-style-name="Standard">
      <style:paragraph-properties fo:text-align="justify" style:justify-single-word="false"/>
      <style:text-properties style:font-name="Liberation Serif" officeooo:rsid="002606e0" officeooo:paragraph-rsid="00240bd3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2pt" style:text-underline-style="solid" style:text-underline-width="auto" style:text-underline-color="font-color" fo:font-weight="bold" officeooo:rsid="002606e0" officeooo:paragraph-rsid="00240bd3" style:font-size-asian="12pt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officeooo:rsid="002606e0" officeooo:paragraph-rsid="00240bd3" style:font-size-asian="12pt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29608b" officeooo:paragraph-rsid="0029608b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2a2c6c" officeooo:paragraph-rsid="002a2c6c"/>
    </style:style>
    <style:style style:name="P31" style:family="paragraph" style:parent-style-name="Standard">
      <style:paragraph-properties fo:text-align="justify" style:justify-single-word="false"/>
      <style:text-properties style:font-name="Liberation Serif" officeooo:rsid="002a2c6c" officeooo:paragraph-rsid="002a2c6c"/>
    </style:style>
    <style:style style:name="P32" style:family="paragraph" style:parent-style-name="Standard">
      <style:paragraph-properties fo:text-align="justify" style:justify-single-word="false"/>
      <style:text-properties style:font-name="Liberation Serif" officeooo:rsid="003d7c6c" officeooo:paragraph-rsid="003992a4"/>
    </style:style>
    <style:style style:name="P33" style:family="paragraph" style:parent-style-name="Standard" style:list-style-name="L1">
      <style:paragraph-properties fo:text-align="justify" style:justify-single-word="false"/>
      <style:text-properties officeooo:paragraph-rsid="00240bd3"/>
    </style:style>
    <style:style style:name="P34" style:family="paragraph" style:parent-style-name="Standard" style:list-style-name="L4">
      <style:paragraph-properties fo:text-align="justify" style:justify-single-word="false"/>
      <style:text-properties officeooo:paragraph-rsid="00240bd3"/>
    </style:style>
    <style:style style:name="P35" style:family="paragraph" style:parent-style-name="Standard" style:list-style-name="L4">
      <style:paragraph-properties fo:text-align="justify" style:justify-single-word="false"/>
      <style:text-properties officeooo:paragraph-rsid="0030cf54"/>
    </style:style>
    <style:style style:name="P36" style:family="paragraph" style:parent-style-name="Standard">
      <style:paragraph-properties fo:text-align="justify" style:justify-single-word="false"/>
      <style:text-properties officeooo:paragraph-rsid="00240bd3"/>
    </style:style>
    <style:style style:name="P37" style:family="paragraph" style:parent-style-name="Standard">
      <style:paragraph-properties fo:text-align="justify" style:justify-single-word="false"/>
      <style:text-properties officeooo:paragraph-rsid="00396586"/>
    </style:style>
    <style:style style:name="P38" style:family="paragraph" style:parent-style-name="Standard" style:list-style-name="L7">
      <style:paragraph-properties fo:text-align="justify" style:justify-single-word="false"/>
      <style:text-properties officeooo:paragraph-rsid="003992a4"/>
    </style:style>
    <style:style style:name="P39" style:family="paragraph" style:parent-style-name="Standard" style:list-style-name="L11">
      <style:paragraph-properties fo:text-align="justify" style:justify-single-word="false"/>
      <style:text-properties officeooo:paragraph-rsid="003992a4"/>
    </style:style>
    <style:style style:name="P40" style:family="paragraph" style:parent-style-name="Standard" style:list-style-name="L12">
      <style:paragraph-properties fo:text-align="justify" style:justify-single-word="false"/>
      <style:text-properties officeooo:paragraph-rsid="003992a4"/>
    </style:style>
    <style:style style:name="P41" style:family="paragraph" style:parent-style-name="Standard">
      <style:paragraph-properties fo:text-align="justify" style:justify-single-word="false"/>
      <style:text-properties style:font-name="LiberationSerif" fo:font-size="12pt" style:text-underline-style="none" fo:font-weight="normal" officeooo:rsid="001f49e9" officeooo:paragraph-rsid="00240bd3" style:font-size-asian="12p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Serif" fo:font-size="12pt" style:text-underline-style="solid" style:text-underline-width="auto" style:text-underline-color="font-color" fo:font-weight="bold" officeooo:rsid="001f49e9" officeooo:paragraph-rsid="00240bd3" style:font-size-asian="12pt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text-underline-style="none" officeooo:rsid="001a7929" officeooo:paragraph-rsid="002594bb"/>
    </style:style>
    <style:style style:name="P44" style:family="paragraph" style:parent-style-name="Standard">
      <style:paragraph-properties fo:text-align="center" style:justify-single-word="false"/>
      <style:text-properties style:text-underline-style="none" officeooo:rsid="001c293c" officeooo:paragraph-rsid="002594bb"/>
    </style:style>
    <style:style style:name="P45" style:family="paragraph" style:parent-style-name="Standard">
      <style:paragraph-properties fo:text-align="center" style:justify-single-word="false"/>
      <style:text-properties style:text-position="sub 58%" style:font-name="Liberation Serif1" style:text-underline-style="none" officeooo:rsid="001c293c" officeooo:paragraph-rsid="002594bb"/>
    </style:style>
    <style:style style:name="P46" style:family="paragraph" style:parent-style-name="Standard" style:list-style-name="L13">
      <style:paragraph-properties fo:text-align="justify" style:justify-single-word="false"/>
      <style:text-properties officeooo:rsid="003d7c6c" officeooo:paragraph-rsid="003992a4"/>
    </style:style>
    <style:style style:name="P47" style:family="paragraph" style:parent-style-name="Standard" style:list-style-name="L14">
      <style:paragraph-properties fo:text-align="justify" style:justify-single-word="false"/>
      <style:text-properties officeooo:rsid="003d7c6c" officeooo:paragraph-rsid="003992a4"/>
    </style:style>
    <style:style style:name="T1" style:family="text">
      <style:text-properties officeooo:rsid="001c293c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Liberation Serif1"/>
    </style:style>
    <style:style style:name="T4" style:family="text">
      <style:text-properties style:text-position="sub 58%" style:font-name="Liberation Serif1" officeooo:rsid="001d07ad"/>
    </style:style>
    <style:style style:name="T5" style:family="text">
      <style:text-properties style:text-position="sub 58%" style:text-underline-style="none" officeooo:rsid="001c293c"/>
    </style:style>
    <style:style style:name="T6" style:family="text">
      <style:text-properties style:text-position="sub 58%" style:text-underline-style="none" officeooo:rsid="00276852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1"/>
    </style:style>
    <style:style style:name="T9" style:family="text">
      <style:text-properties style:text-position="0% 100%" style:text-underline-style="none" officeooo:rsid="001c293c"/>
    </style:style>
    <style:style style:name="T10" style:family="text">
      <style:text-properties style:text-underline-style="none" officeooo:rsid="001c293c"/>
    </style:style>
    <style:style style:name="T11" style:family="text">
      <style:text-properties style:text-underline-style="none" officeooo:rsid="001a7929"/>
    </style:style>
    <style:style style:name="T12" style:family="text">
      <style:text-properties style:text-underline-style="none" officeooo:rsid="001f1278"/>
    </style:style>
    <style:style style:name="T13" style:family="text">
      <style:text-properties style:text-underline-style="none" officeooo:rsid="001d07ad"/>
    </style:style>
    <style:style style:name="T14" style:family="text">
      <style:text-properties style:text-underline-style="none" officeooo:rsid="00276852"/>
    </style:style>
    <style:style style:name="T15" style:family="text">
      <style:text-properties style:text-underline-style="none" officeooo:rsid="0029608b"/>
    </style:style>
    <style:style style:name="T16" style:family="text">
      <style:text-properties style:text-underline-style="none" officeooo:rsid="002a2c6c"/>
    </style:style>
    <style:style style:name="T17" style:family="text">
      <style:text-properties style:text-underline-style="none" officeooo:rsid="002efea7"/>
    </style:style>
    <style:style style:name="T18" style:family="text">
      <style:text-properties officeooo:rsid="0014dcc8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9adde" style:font-weight-asian="normal" style:font-weight-complex="normal"/>
    </style:style>
    <style:style style:name="T21" style:family="text">
      <style:text-properties fo:font-weight="normal" officeooo:rsid="001f49e9" style:font-weight-asian="normal" style:font-weight-complex="normal"/>
    </style:style>
    <style:style style:name="T22" style:family="text">
      <style:text-properties fo:font-weight="normal" officeooo:rsid="002e4232" style:font-weight-asian="normal" style:font-weight-complex="normal"/>
    </style:style>
    <style:style style:name="T23" style:family="text">
      <style:text-properties fo:font-weight="normal" officeooo:rsid="0023bd54" style:font-weight-asian="normal" style:font-weight-complex="normal"/>
    </style:style>
    <style:style style:name="T24" style:family="text">
      <style:text-properties fo:font-weight="normal" officeooo:rsid="002594bb" style:font-weight-asian="normal" style:font-weight-complex="normal"/>
    </style:style>
    <style:style style:name="T25" style:family="text">
      <style:text-properties fo:font-weight="normal" officeooo:rsid="00276852" style:font-weight-asian="normal" style:font-weight-complex="normal"/>
    </style:style>
    <style:style style:name="T26" style:family="text">
      <style:text-properties officeooo:rsid="0032640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594bb" style:font-weight-asian="bold" style:font-weight-complex="bold"/>
    </style:style>
    <style:style style:name="T29" style:family="text">
      <style:text-properties officeooo:rsid="00162273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officeooo:rsid="00125993"/>
    </style:style>
    <style:style style:name="T32" style:family="text">
      <style:text-properties style:text-underline-style="solid" style:text-underline-width="auto" style:text-underline-color="font-color" officeooo:rsid="00162273"/>
    </style:style>
    <style:style style:name="T33" style:family="text">
      <style:text-properties style:text-underline-style="solid" style:text-underline-width="auto" style:text-underline-color="font-color" officeooo:rsid="001868ae"/>
    </style:style>
    <style:style style:name="T34" style:family="text">
      <style:text-properties style:text-underline-style="solid" style:text-underline-width="auto" style:text-underline-color="font-color" officeooo:rsid="00276852"/>
    </style:style>
    <style:style style:name="T35" style:family="text">
      <style:text-properties style:text-underline-style="solid" style:text-underline-width="auto" style:text-underline-color="font-color" officeooo:rsid="003992a4"/>
    </style:style>
    <style:style style:name="T36" style:family="text">
      <style:text-properties style:font-name="Liberation Serif"/>
    </style:style>
    <style:style style:name="T37" style:family="text">
      <style:text-properties style:font-name="Liberation Serif" officeooo:rsid="001564b1"/>
    </style:style>
    <style:style style:name="T38" style:family="text">
      <style:text-properties style:font-name="Liberation Serif" fo:font-style="italic" style:font-style-asian="italic" style:font-style-complex="italic"/>
    </style:style>
    <style:style style:name="T39" style:family="text">
      <style:text-properties style:font-name="Liberation Serif" fo:font-style="italic" officeooo:rsid="001564b1" style:font-style-asian="italic" style:font-style-complex="italic"/>
    </style:style>
    <style:style style:name="T40" style:family="text">
      <style:text-properties style:font-name="Liberation Serif" fo:font-style="italic" officeooo:rsid="00162273" style:font-style-asian="italic" style:font-style-complex="italic"/>
    </style:style>
    <style:style style:name="T41" style:family="text">
      <style:text-properties style:font-name="Liberation Serif" fo:font-style="italic" officeooo:rsid="00303236" style:font-style-asian="italic" style:font-style-complex="italic"/>
    </style:style>
    <style:style style:name="T42" style:family="text">
      <style:text-properties style:font-name="Liberation Serif" fo:font-style="italic" officeooo:rsid="0030cf54" style:font-style-asian="italic" style:font-style-complex="italic"/>
    </style:style>
    <style:style style:name="T43" style:family="text">
      <style:text-properties style:font-name="Liberation Serif" fo:font-style="italic" officeooo:rsid="002606e0" style:font-style-asian="italic" style:font-style-complex="italic"/>
    </style:style>
    <style:style style:name="T44" style:family="text">
      <style:text-properties style:font-name="Liberation Serif" fo:font-style="italic" officeooo:rsid="003aa1ce" style:font-style-asian="italic" style:font-style-complex="italic"/>
    </style:style>
    <style:style style:name="T45" style:family="text">
      <style:text-properties style:font-name="Liberation Serif" fo:font-style="italic" officeooo:rsid="003bc403" style:font-style-asian="italic" style:font-style-complex="italic"/>
    </style:style>
    <style:style style:name="T46" style:family="text">
      <style:text-properties style:font-name="Liberation Serif" fo:font-style="italic" officeooo:rsid="003f1bee" style:font-style-asian="italic" style:font-style-complex="italic"/>
    </style:style>
    <style:style style:name="T47" style:family="text">
      <style:text-properties style:font-name="Liberation Serif" fo:font-style="italic" officeooo:rsid="003bfc48" style:font-style-asian="italic" style:font-style-complex="italic"/>
    </style:style>
    <style:style style:name="T48" style:family="text">
      <style:text-properties style:font-name="Liberation Serif" officeooo:rsid="00162273"/>
    </style:style>
    <style:style style:name="T49" style:family="text">
      <style:text-properties style:font-name="Liberation Serif" style:text-underline-style="solid" style:text-underline-width="auto" style:text-underline-color="font-color" fo:font-weight="bold" officeooo:rsid="0023bd54" style:font-weight-asian="bold" style:font-weight-complex="bold"/>
    </style:style>
    <style:style style:name="T50" style:family="text">
      <style:text-properties style:font-name="Liberation Serif" style:text-underline-style="solid" style:text-underline-width="auto" style:text-underline-color="font-color" fo:font-weight="bold" officeooo:rsid="00283a1f" style:font-weight-asian="bold" style:font-weight-complex="bold"/>
    </style:style>
    <style:style style:name="T51" style:family="text">
      <style:text-properties style:font-name="Liberation Serif" officeooo:rsid="00303236"/>
    </style:style>
    <style:style style:name="T52" style:family="text">
      <style:text-properties style:font-name="Liberation Serif" officeooo:rsid="0030cf54"/>
    </style:style>
    <style:style style:name="T53" style:family="text">
      <style:text-properties style:font-name="Liberation Serif" fo:font-size="12pt" style:text-underline-style="none" fo:font-weight="normal" officeooo:rsid="00162273" style:font-size-asian="12pt" style:font-weight-asian="normal" style:font-weight-complex="normal"/>
    </style:style>
    <style:style style:name="T54" style:family="text">
      <style:text-properties style:font-name="Liberation Serif" fo:font-size="12pt" style:text-underline-style="none" fo:font-weight="normal" officeooo:rsid="00396586" style:font-size-asian="12pt" style:font-weight-asian="normal" style:font-weight-complex="normal"/>
    </style:style>
    <style:style style:name="T55" style:family="text">
      <style:text-properties style:font-name="Liberation Serif" fo:font-size="12pt" fo:font-style="italic" style:text-underline-style="none" fo:font-weight="normal" officeooo:rsid="00396586" style:font-size-asian="12pt" style:font-style-asian="italic" style:font-weight-asian="normal" style:font-style-complex="italic" style:font-weight-complex="normal"/>
    </style:style>
    <style:style style:name="T56" style:family="text">
      <style:text-properties style:font-name="Liberation Serif" officeooo:rsid="0031b49c"/>
    </style:style>
    <style:style style:name="T57" style:family="text">
      <style:text-properties style:font-name="Liberation Serif" officeooo:rsid="0031e9ec"/>
    </style:style>
    <style:style style:name="T58" style:family="text">
      <style:text-properties style:font-name="Liberation Serif" officeooo:rsid="003aa1ce"/>
    </style:style>
    <style:style style:name="T59" style:family="text">
      <style:text-properties style:font-name="Liberation Serif" officeooo:rsid="003bc403"/>
    </style:style>
    <style:style style:name="T60" style:family="text">
      <style:text-properties style:font-name="Liberation Serif" officeooo:rsid="003f1bee"/>
    </style:style>
    <style:style style:name="T61" style:family="text">
      <style:text-properties style:font-name="Liberation Serif" officeooo:rsid="003bfc48"/>
    </style:style>
    <style:style style:name="T62" style:family="text">
      <style:text-properties style:font-name="LiberationSerif" fo:font-size="12pt" style:font-size-asian="12pt"/>
    </style:style>
    <style:style style:name="T63" style:family="text">
      <style:text-properties style:font-name="LiberationSerif" fo:font-size="12pt" officeooo:rsid="002606e0" style:font-size-asian="12pt"/>
    </style:style>
    <style:style style:name="T64" style:family="text">
      <style:text-properties style:font-name="LiberationSerif" fo:font-size="12pt" officeooo:rsid="002adbf5" style:font-size-asian="12pt"/>
    </style:style>
    <style:style style:name="T65" style:family="text">
      <style:text-properties style:font-name="LiberationSerif" fo:font-size="12pt" officeooo:rsid="002cb05a" style:font-size-asian="12pt"/>
    </style:style>
    <style:style style:name="T66" style:family="text">
      <style:text-properties style:font-name="LiberationSerif" fo:font-size="12pt" officeooo:rsid="002e4232" style:font-size-asian="12pt"/>
    </style:style>
    <style:style style:name="T67" style:family="text">
      <style:text-properties style:font-name="LiberationSerif" fo:font-size="12pt" officeooo:rsid="0032640d" style:font-size-asian="12pt"/>
    </style:style>
    <style:style style:name="T68" style:family="text">
      <style:text-properties style:font-name="LiberationSerif" fo:font-size="12pt" officeooo:rsid="0031ed24" style:font-size-asian="12pt"/>
    </style:style>
    <style:style style:name="T69" style:family="text">
      <style:text-properties style:font-name="LiberationSerif" fo:font-size="12pt" officeooo:rsid="00339862" style:font-size-asian="12pt"/>
    </style:style>
    <style:style style:name="T70" style:family="text">
      <style:text-properties style:font-name="LiberationSerif" fo:font-size="12pt" officeooo:rsid="00350535" style:font-size-asian="12pt"/>
    </style:style>
    <style:style style:name="T71" style:family="text">
      <style:text-properties style:font-name="LiberationSerif" fo:font-size="12pt" officeooo:rsid="00396586" style:font-size-asian="12pt"/>
    </style:style>
    <style:style style:name="T72" style:family="text">
      <style:text-properties style:font-name="LiberationSerif" fo:font-size="12pt" fo:font-weight="normal" officeooo:rsid="002e4232" style:font-size-asian="12pt" style:font-weight-asian="normal" style:font-weight-complex="normal"/>
    </style:style>
    <style:style style:name="T73" style:family="text">
      <style:text-properties style:font-name="LiberationSerif" fo:font-size="12pt" fo:font-weight="normal" officeooo:rsid="001f49e9" style:font-size-asian="12pt" style:font-weight-asian="normal" style:font-weight-complex="normal"/>
    </style:style>
    <style:style style:name="T74" style:family="text">
      <style:text-properties style:font-name="LiberationSerif" fo:font-size="12pt" fo:font-weight="normal" officeooo:rsid="0023bd54" style:font-size-asian="12pt" style:font-weight-asian="normal" style:font-weight-complex="normal"/>
    </style:style>
    <style:style style:name="T75" style:family="text">
      <style:text-properties style:font-name="LiberationSerif" fo:font-size="12pt" fo:font-weight="normal" officeooo:rsid="0035a0b6" style:font-size-asian="12pt" style:font-weight-asian="normal" style:font-weight-complex="normal"/>
    </style:style>
    <style:style style:name="T76" style:family="text">
      <style:text-properties style:font-name="LiberationSerif" fo:font-size="12pt" style:text-underline-style="none" fo:font-weight="bold" officeooo:rsid="0032640d" style:font-size-asian="12pt" style:font-weight-asian="bold" style:font-weight-complex="bold"/>
    </style:style>
    <style:style style:name="T77" style:family="text">
      <style:text-properties style:font-name="LiberationSerif" fo:font-size="12pt" style:text-underline-style="none" fo:font-weight="normal" officeooo:rsid="0032640d" style:font-size-asian="12pt" style:font-weight-asian="normal" style:font-weight-complex="normal"/>
    </style:style>
    <style:style style:name="T78" style:family="text">
      <style:text-properties style:font-name="LiberationSerif" fo:font-size="12pt" style:text-underline-style="none" fo:font-weight="normal" officeooo:rsid="0034bf0b" style:font-size-asian="12pt" style:font-weight-asian="normal" style:font-weight-complex="normal"/>
    </style:style>
    <style:style style:name="T79" style:family="text">
      <style:text-properties style:font-name="LiberationSerif" fo:font-size="12pt" style:text-underline-style="none" fo:font-weight="normal" officeooo:rsid="00378766" style:font-size-asian="12pt" style:font-weight-asian="normal" style:font-weight-complex="normal"/>
    </style:style>
    <style:style style:name="T80" style:family="text">
      <style:text-properties style:font-name="LiberationSerif" fo:font-size="12pt" style:text-underline-style="none" fo:font-weight="normal" officeooo:rsid="00396586" style:font-size-asian="12pt" style:font-weight-asian="normal" style:font-weight-complex="normal"/>
    </style:style>
    <style:style style:name="T81" style:family="text">
      <style:text-properties style:font-name="LiberationSerif" fo:font-size="12pt" style:text-underline-style="none" fo:font-weight="normal" officeooo:rsid="003739f9" style:font-size-asian="12pt" style:font-weight-asian="normal" style:font-weight-complex="normal"/>
    </style:style>
    <style:style style:name="T82" style:family="text">
      <style:text-properties officeooo:rsid="002594bb"/>
    </style:style>
    <style:style style:name="T83" style:family="text">
      <style:text-properties officeooo:rsid="00276852"/>
    </style:style>
    <style:style style:name="T84" style:family="text">
      <style:text-properties officeooo:rsid="001a7929"/>
    </style:style>
    <style:style style:name="T85" style:family="text">
      <style:text-properties officeooo:rsid="0029608b"/>
    </style:style>
    <style:style style:name="T86" style:family="text">
      <style:text-properties fo:font-style="italic" officeooo:rsid="00162273" style:font-style-asian="italic" style:font-style-complex="italic"/>
    </style:style>
    <style:style style:name="T87" style:family="text">
      <style:text-properties fo:font-style="italic" officeooo:rsid="003992a4" style:font-style-asian="italic" style:font-style-complex="italic"/>
    </style:style>
    <style:style style:name="T88" style:family="text">
      <style:text-properties officeooo:rsid="002fa46f"/>
    </style:style>
    <style:style style:name="T89" style:family="text">
      <style:text-properties officeooo:rsid="003992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iseño <text:span text:style-name="T18">Tests Paramétricos</text:span></text:p>
      <text:p text:style-name="P8"/>
      <text:p text:style-name="P2"/>
      <text:p text:style-name="P4">Test paramétrico de <text:span text:style-name="T82">análisis de varianza</text:span></text:p>
      <text:p text:style-name="P9"/>
      <text:p text:style-name="P2">Introducción</text:p>
      <text:p text:style-name="P2"/>
      <text:p text:style-name="P10">Cuando los datos obtenidos de la aplicación de los algoritmos de aprendizaje automático cumplen las características de independencia, normalidad u homocedasticidad podemos hablar de tests paramétricos.</text:p>
      <text:p text:style-name="P14"><text:span text:style-name="T19"><text:tab/></text:span><text:span text:style-name="T24">El</text:span><text:span text:style-name="T19"> siguiente test paramétrico </text:span><text:span text:style-name="T25">analiza las</text:span><text:span text:style-name="T19"> </text:span><text:span text:style-name="T24">medias obtenidas por K algoritmos para contrastar si existen diferencias significativas entre ellas o si por el contrario se pueden considerar iguales a un nivel de significancia dado.</text:span></text:p>
      <text:p text:style-name="P13"><text:span text:style-name="T20"><text:tab/></text:span><text:span text:style-name="T21">En este </text:span><text:span text:style-name="T22">punto</text:span><text:span text:style-name="T21">, se expone primeramente una breve explicación sobre </text:span><text:span text:style-name="T24">el</text:span><text:span text:style-name="T21"> test paramétrico de </text:span><text:span text:style-name="T24">análisis de varianza</text:span><text:span text:style-name="T21"> implementado en la plataforma web y luego se detalla el diseño de l</text:span><text:span text:style-name="T23">a</text:span><text:span text:style-name="T21"> </text:span><text:span text:style-name="T23">funci</text:span><text:span text:style-name="T24">ón</text:span><text:span text:style-name="T23"> </text:span><text:span text:style-name="T21">de</text:span><text:span text:style-name="T24">l</text:span><text:span text:style-name="T21"> test </text:span><text:span text:style-name="T23">(prototipo y valores devueltos)</text:span><text:span text:style-name="T21">.</text:span></text:p>
      <text:p text:style-name="P10"/>
      <text:p text:style-name="P5"><text:span text:style-name="T26">E</text:span>xplicación <text:span text:style-name="T26">general </text:span>de<text:span text:style-name="T82">l</text:span> test</text:p>
      <text:p text:style-name="P6"/>
      <text:p text:style-name="P16"><text:span text:style-name="T27">Test de </text:span><text:span text:style-name="T28">ANOVA (1 vía)</text:span>: <text:span text:style-name="T11">El análisis de la varianza </text:span><text:span text:style-name="T12">de un criterio o vía ANOVA</text:span><text:span text:style-name="T11">, se utiliza para la contrastar la hipótesis nula de que las medias de distintas poblaciones </text:span><text:span text:style-name="T12">o muestras </text:span><text:span text:style-name="T11">coinciden. </text:span><text:span text:style-name="T12">Para ello, analiza la variación </text:span><text:span text:style-name="T15">total (respecto a la media general o media de medias), </text:span><text:span text:style-name="T17">la variación </text:span><text:span text:style-name="T12">entre muestras </text:span><text:span text:style-name="T14">(entre tratamientos) </text:span><text:span text:style-name="T12">y la variación en el interior de las </text:span><text:span text:style-name="T17">muestras</text:span><text:span text:style-name="T12"> </text:span><text:span text:style-name="T14">(dentro del tratamiento o variación del error) </text:span><text:span text:style-name="T12">mediante el c</text:span><text:span text:style-name="T16">á</text:span><text:span text:style-name="T12">lculo de las varianzas. </text:span><text:span text:style-name="T11">Si nos centramos en la plataforma web, este test paramétrico servirá para contrastar la hipótesis nula de que las medias en l</text:span><text:span text:style-name="T10">os resultados</text:span><text:span text:style-name="T11"> obtenid</text:span><text:span text:style-name="T10">o</text:span><text:span text:style-name="T11">s por </text:span><text:span text:style-name="T13">K</text:span><text:span text:style-name="T11"> algoritmos aplicados a </text:span><text:span text:style-name="T13">N diferentes</text:span><text:span text:style-name="T11"> problemas sean iguales:</text:span></text:p>
      <text:p text:style-name="P43"/>
      <text:p text:style-name="P44">H<text:span text:style-name="T2">0 </text:span><text:span text:style-name="T7">= </text:span><text:span text:style-name="T8">μ</text:span><text:span text:style-name="T3">1</text:span><text:span text:style-name="T8"> + μ</text:span><text:span text:style-name="T3">2</text:span><text:span text:style-name="T8"> + μ</text:span><text:span text:style-name="T3">3</text:span><text:span text:style-name="T8"> + μ</text:span><text:span text:style-name="T3">4</text:span><text:span text:style-name="T8"> + μ</text:span><text:span text:style-name="T4">k</text:span></text:p>
      <text:p text:style-name="P45"/>
      <text:p text:style-name="P19"><text:span text:style-name="T10">H</text:span><text:span text:style-name="T6">1</text:span><text:span text:style-name="T5"> </text:span><text:span text:style-name="T9">= </text:span><text:span text:style-name="T1">No todas las medias poblacionales son iguales.</text:span></text:p>
      <text:p text:style-name="P29"/>
      <text:p text:style-name="P30"><text:tab/>Luego, se determinan los cuadrados medios (variaciones o suma de cuadrados / grados de libertad) y con estos datos se halla el estadístico, que se distribuye como una distribución F con K-1 y (K*N)-K grados de libertad.</text:p>
      <text:p text:style-name="P21"><text:tab/>Por último, el cálculo del p_valor <text:span text:style-name="T29">(</text:span>la probabilidad de obtener un valor al menos tan extremo como <text:span text:style-name="T29">el estadístico hallado anteriormente suponiendo la hipótesis nula cierta) nos indicará la veracidad o falsedad de dicha hipótesis (en caso de que el p_valor sea menor que el nivel de significancia proporcionado).</text:span></text:p>
      <text:p text:style-name="P31"/>
      <text:p text:style-name="P22"><text:span text:style-name="T31">D</text:span><text:span text:style-name="T30">iseño</text:span></text:p>
      <text:p text:style-name="P2"/>
      <text:p text:style-name="P11">El diseño de<text:span text:style-name="T83">l</text:span> test paramétrico de <text:span text:style-name="T84">análisis de varianza </text:span>viene determinado por los argumentos de entrada y valores de salida de<text:span text:style-name="T83">l</text:span> test.</text:p>
      <text:p text:style-name="P2"/>
      <text:p text:style-name="P15">- <text:span text:style-name="T32">Prototipo de l</text:span><text:span text:style-name="T33">a funci</text:span><text:span text:style-name="T34">ón</text:span><text:span text:style-name="T29">:</text:span></text:p>
      <text:p text:style-name="P15"/>
      <text:p text:style-name="P36"><text:span text:style-name="T85">anova</text:span>_test(<text:span text:style-name="T85">matriz_datos, alpha</text:span>)</text:p>
      <text:p text:style-name="P36"><text:span text:style-name="T48"/></text:p>
      <text:list xml:id="list4985699100922972313" text:style-name="L1">
        <text:list-item>
          <text:p text:style-name="P33"><text:span text:style-name="T37">“</text:span><text:span text:style-name="T39">matriz_datos</text:span><text:span text:style-name="T37">”: </text:span><text:span text:style-name="T48">lista de listas de conjuntos de datos. Cada conjunto de datos representa los resultados obtenidos por los algoritmos al ser aplicados sobre un problema concreto.</text:span></text:p>
        </text:list-item>
        <text:list-item>
          <text:p text:style-name="P33"><text:span text:style-name="T37">“</text:span><text:span text:style-name="T39">alpha</text:span><text:span text:style-name="T37">”: </text:span><text:span text:style-name="T48">nivel de significación o error tipo I (probabilidad de rechazar la hipótesis nula siendo cierta).</text:span></text:p>
        </text:list-item>
      </text:list>
      <text:p text:style-name="P15"><text:soft-page-break/>- <text:span text:style-name="T30">Datos devueltos</text:span>:</text:p>
      <text:p text:style-name="P15"/>
      <text:p text:style-name="P24">Diccionario que contiene los siguientes datos:</text:p>
      <text:p text:style-name="P15"><text:tab/></text:p>
      <text:list xml:id="list1281720817537864884" text:style-name="L4">
        <text:list-item>
          <text:p text:style-name="P34"><text:span text:style-name="T37">"</text:span><text:span text:style-name="T39">resultado</text:span><text:span text:style-name="T37">": </text:span><text:span text:style-name="T48">True ó False, que indica que el contraste es estadísticamente significativo o estadísticamente no significativo, dependiendo de si el p_valor es menor que el nivel de significación.</text:span></text:p>
        </text:list-item>
        <text:list-item>
          <text:p text:style-name="P34"><text:span text:style-name="T48">“</text:span><text:span text:style-name="T40">p_valor</text:span><text:span text:style-name="T48">”: probabilidad de obtener un valor al menos tan extremo como el estadístico hallado anteriormente suponiendo la hipótesis nula cierta.</text:span></text:p>
        </text:list-item>
        <text:list-item>
          <text:p text:style-name="P34"><text:span text:style-name="T48">“</text:span><text:span text:style-name="T40">estadistico</text:span><text:span text:style-name="T48">”: valor del estadístico en cuestión.</text:span></text:p>
        </text:list-item>
        <text:list-item>
          <text:p text:style-name="P34"><text:span text:style-name="T48">“</text:span><text:span text:style-name="T41">variaciones</text:span><text:span text:style-name="T48">”: </text:span><text:span text:style-name="T52">lista con las </text:span><text:span text:style-name="T51">variaci</text:span><text:span text:style-name="T52">ones</text:span><text:span text:style-name="T51"> o sumas de cuadrados total, entre tratamientos y variación del error (SCT, SCTR, SCE).</text:span></text:p>
        </text:list-item>
        <text:list-item>
          <text:p text:style-name="P34"><text:span text:style-name="T51">“</text:span><text:span text:style-name="T41">grados_libertad</text:span><text:span text:style-name="T51">”: </text:span><text:span text:style-name="T52">lista con los </text:span><text:span text:style-name="T51">grados de libertad totales, entre tratamientos y </text:span><text:span text:style-name="T52">del error (GLT, GLTR, GLE).</text:span></text:p>
        </text:list-item>
        <text:list-item>
          <text:p text:style-name="P35"><text:span text:style-name="T52">“</text:span><text:span text:style-name="T42">cuadrados_medios</text:span><text:span text:style-name="T52">”: lista con los cuadrados medios (suma cuadrados / grados libertad)</text:span><text:span text:style-name="T51"> total, entre tratamientos y variación del error (SCT, SCTR, SCE).</text:span></text:p>
        </text:list-item>
        <text:list-item>
          <text:p text:style-name="P35"><text:span text:style-name="T51">“</text:span><text:span text:style-name="T42">medias_algoritmos</text:span><text:span text:style-name="T51">”: </text:span><text:span text:style-name="T52">lista con las medias de los datos de cada tratamiento o algoritmo.</text:span></text:p>
        </text:list-item>
        <text:list-item>
          <text:p text:style-name="P35"><text:span text:style-name="T52">“</text:span><text:span text:style-name="T42">media_general</text:span><text:span text:style-name="T52">”: media de la lista de medias de los algoritmos.</text:span></text:p>
        </text:list-item>
      </text:list>
      <text:p text:style-name="P26"/>
      <text:p text:style-name="P36"><text:span text:style-name="T49">Test </text:span><text:span text:style-name="T50">POST-HOC</text:span></text:p>
      <text:p text:style-name="P9"/>
      <text:p text:style-name="P27">Introducción</text:p>
      <text:p text:style-name="P28"/>
      <text:p text:style-name="P36"><text:span text:style-name="T68">El</text:span><text:span text:style-name="T63"> test paramétrico de </text:span><text:span text:style-name="T68">análisis de varianza ANOVA</text:span><text:span text:style-name="T63">, da como resultado la existencia o no de diferencias </text:span><text:span text:style-name="T62">significativas entre </text:span><text:span text:style-name="T68">las medias de </text:span><text:span text:style-name="T62">los algoritmos. Es decir, nos dice si el contraste de hipótesis es o no estadísticamente significativo. Si se rechaza la hipótesis nula de “todos </text:span><text:span text:style-name="T68">las medias de </text:span><text:span text:style-name="T62">los algoritmos son iguales”, sabremos que exist</text:span><text:span text:style-name="T69">e</text:span><text:span text:style-name="T62"> </text:span><text:span text:style-name="T69">algún algoritmo con </text:span><text:span text:style-name="T68">media </text:span><text:span text:style-name="T69">diferente</text:span><text:span text:style-name="T62">. Sin embargo, </text:span><text:span text:style-name="T64">puede ocurrir que un algoritmo presente un</text:span><text:span text:style-name="T68">a media</text:span><text:span text:style-name="T64"> similar a otro u otros y por tanto se pueda considerar igual.</text:span></text:p>
      <text:p text:style-name="P36"><text:span text:style-name="T64"><text:tab/></text:span><text:span text:style-name="T68">Este</text:span><text:span text:style-name="T65"> test </text:span><text:span text:style-name="T70">c</text:span><text:span text:style-name="T66">ompara </text:span><text:span text:style-name="T70">las medias de </text:span><text:span text:style-name="T66">todos los algoritmos </text:span><text:span text:style-name="T70">entre sí</text:span><text:span text:style-name="T66">. Habrá K*(K-1)/2 comparaciones </text:span><text:span text:style-name="T71">(contrastes)</text:span><text:span text:style-name="T66">.</text:span></text:p>
      <text:p text:style-name="P13"><text:span text:style-name="T73"><text:tab/>En este </text:span><text:span text:style-name="T72">punto</text:span><text:span text:style-name="T73">, se expone primeramente una breve explicación sobre </text:span><text:span text:style-name="T75">el</text:span><text:span text:style-name="T73"> test </text:span><text:span text:style-name="T72">POST-HOC</text:span><text:span text:style-name="T73"> implementado en la plataforma web y luego se detalla el diseño de l</text:span><text:span text:style-name="T74">a</text:span><text:span text:style-name="T73">s </text:span><text:span text:style-name="T74">func</text:span><text:span text:style-name="T75">ión</text:span><text:span text:style-name="T74"> </text:span><text:span text:style-name="T73">de</text:span><text:span text:style-name="T75">l</text:span><text:span text:style-name="T73"> test </text:span><text:span text:style-name="T74">(prototipo y valores devueltos)</text:span><text:span text:style-name="T73">.</text:span></text:p>
      <text:p text:style-name="P41"/>
      <text:p text:style-name="P5"><text:span text:style-name="T67">E</text:span><text:span text:style-name="T62">xplicación </text:span><text:span text:style-name="T67">general </text:span><text:span text:style-name="T62">del test</text:span></text:p>
      <text:p text:style-name="P42"/>
      <text:p text:style-name="P36"><text:span text:style-name="T76">Test de Bonferroni:</text:span><text:span text:style-name="T77"> <text:s/></text:span><text:span text:style-name="T78">E</text:span><text:span text:style-name="T79">l </text:span><text:span text:style-name="T80">test de Bonferroni comienza identificando el número de comparaciones y el nombre de cada comparación (algoritmos involucrados). Luego, con las medias de los algoritmos y con el cuadrado medio del error se calculan los m=K*(K-1)/2 estadísticos, que se distribuyen como una distribución T de Student.</text:span></text:p>
      <text:p text:style-name="P37"><text:span text:style-name="T80"><text:tab/>Una vez se hallen los estadísticos se calculan los p_valores y se ordenan los datos en función del p_valor (de más a menos significativo). Por último, con los p_valores y el valor alpha adaptado a las m comparaciones se contrastan las hipótesis (rechazo si el p_valor es menor que el nuevo alpha) y se hallan los p_valores ajustados (</text:span><text:span text:style-name="T81">p_valores que dependen de toda la familia de comparaciones y no sólo de una comparación</text:span><text:span text:style-name="T80">).</text:span></text:p>
      <text:p text:style-name="P37"><text:span text:style-name="T80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pan text:style-name="T31"/></text:p>
      <text:p text:style-name="P23"><text:soft-page-break/><text:span text:style-name="T31">D</text:span><text:span text:style-name="T30">iseño</text:span></text:p>
      <text:p text:style-name="P3"/>
      <text:p text:style-name="P12">El diseño del test <text:span text:style-name="T88">POST-HOC </text:span>viene determinado por los argumentos de entrada y valores de salida del test.</text:p>
      <text:p text:style-name="P3"/>
      <text:p text:style-name="P18">- <text:span text:style-name="T32">Prototipo de l</text:span><text:span text:style-name="T35">a</text:span><text:span text:style-name="T33"> funci</text:span><text:span text:style-name="T35">ón</text:span><text:span text:style-name="T29">:</text:span></text:p>
      <text:p text:style-name="P18"/>
      <text:p text:style-name="P20">bonferroni_test(<text:span text:style-name="T89">nombres_algoritmos, medias_algoritmos, cuadrado_medio_error, N, alpha</text:span>)</text:p>
      <text:p text:style-name="P20"/>
      <text:list xml:id="list1888444972025793809" text:style-name="L7">
        <text:list-item>
          <text:p text:style-name="P17"><text:span text:style-name="T29">“</text:span><text:span text:style-name="T86">nombres_</text:span><text:span text:style-name="T87">algoritmos</text:span><text:span text:style-name="T29">”: lista de los nombres de los algoritmos.</text:span></text:p>
        </text:list-item>
        <text:list-item>
          <text:p text:style-name="P17"><text:span text:style-name="T29">“</text:span><text:span text:style-name="T86">medias_algoritmos</text:span><text:span text:style-name="T29">”: lista con las medias de los datos de cada tratamiento o algoritmo.</text:span></text:p>
        </text:list-item>
        <text:list-item>
          <text:p text:style-name="P17"><text:span text:style-name="T29">“</text:span><text:span text:style-name="T87">cuadrado_medio_error</text:span><text:span text:style-name="T29">”: valor del cuadrado medio del error (suma cuadrados error / grados libertad error).</text:span></text:p>
        </text:list-item>
        <text:list-item>
          <text:p text:style-name="P38"><text:span text:style-name="T48">“</text:span><text:span text:style-name="T43">N</text:span><text:span text:style-name="T48">”: Número de conjuntos de datos</text:span><text:span text:style-name="T56">.</text:span></text:p>
        </text:list-item>
      </text:list>
      <text:list xml:id="list5386042986509336911" text:style-name="L11">
        <text:list-item>
          <text:p text:style-name="P39"><text:span text:style-name="T37">“</text:span><text:span text:style-name="T39">alpha</text:span><text:span text:style-name="T37">”: </text:span><text:span text:style-name="T48">nivel de significación o error tipo I (probabilidad de rechazar la hipótesis nula siendo cierta).</text:span></text:p>
        </text:list-item>
      </text:list>
      <text:p text:style-name="P18"/>
      <text:p text:style-name="P18">- <text:span text:style-name="T30">Datos devueltos</text:span>:</text:p>
      <text:p text:style-name="P18"/>
      <text:p text:style-name="P25">Diccionario que contiene los siguientes datos:</text:p>
      <text:p text:style-name="P18"><text:tab/></text:p>
      <text:list xml:id="list1596173797386185931" text:style-name="L12">
        <text:list-item>
          <text:p text:style-name="P40"><text:span text:style-name="T37">"</text:span><text:span text:style-name="T39">resultado</text:span><text:span text:style-name="T37">": </text:span><text:span text:style-name="T57">lista de valores </text:span><text:span text:style-name="T48">True ó False, que indica </text:span><text:span text:style-name="T57">si cada uno de los</text:span><text:span text:style-name="T48"> contraste</text:span><text:span text:style-name="T57">s</text:span><text:span text:style-name="T48"> es </text:span><text:span text:style-name="T57">o no </text:span><text:span text:style-name="T48">estadísticamente significativo, dependiendo de si </text:span><text:span text:style-name="T58">cada uno de los</text:span><text:span text:style-name="T48"> p_valor</text:span><text:span text:style-name="T58">es</text:span><text:span text:style-name="T48"> es menor que el nivel de significación.</text:span></text:p>
        </text:list-item>
        <text:list-item>
          <text:p text:style-name="P40"><text:span text:style-name="T48">“</text:span><text:span text:style-name="T40">p_valor</text:span><text:span text:style-name="T44">es</text:span><text:span text:style-name="T48">”: </text:span><text:span text:style-name="T58">lista de </text:span><text:span text:style-name="T48">probabilidad</text:span><text:span text:style-name="T58">es</text:span><text:span text:style-name="T48"> de obtener un valor al menos tan extremo como </text:span><text:span text:style-name="T58">cada uno de los estadísticos</text:span><text:span text:style-name="T48"> hallado</text:span><text:span text:style-name="T58">s </text:span><text:span text:style-name="T48">suponiendo la hipótesis nula cierta.</text:span></text:p>
        </text:list-item>
        <text:list-item>
          <text:p text:style-name="P40"><text:span text:style-name="T48">“</text:span><text:span text:style-name="T44">valores_</text:span><text:span text:style-name="T47">t</text:span><text:span text:style-name="T48">”: </text:span><text:span text:style-name="T58">lista de </text:span><text:span text:style-name="T48">valor</text:span><text:span text:style-name="T58">es</text:span><text:span text:style-name="T48"> </text:span><text:span text:style-name="T58">o </text:span><text:span text:style-name="T48">estadístico</text:span><text:span text:style-name="T58">s para cada comparación</text:span><text:span text:style-name="T48">.</text:span></text:p>
        </text:list-item>
        <text:list-item>
          <text:p text:style-name="P40"><text:span text:style-name="T48">“</text:span><text:span text:style-name="T45">p_valores ajustados</text:span><text:span text:style-name="T48">”: lista de los </text:span><text:span text:style-name="T59">p_valores de las comparaciones ajustados a toda la familia de comparaciones.</text:span></text:p>
        </text:list-item>
        <text:list-item>
          <text:p text:style-name="P40"><text:span text:style-name="T48">“</text:span><text:span text:style-name="T46">alpha</text:span><text:span text:style-name="T48">”: </text:span><text:span text:style-name="T60">Nivel de significación </text:span><text:span text:style-name="T61">(modificado según el valor de m).</text:span></text:p>
        </text:list-item>
      </text:list>
      <text:list xml:id="list973230260159203739" text:style-name="L14">
        <text:list-item>
          <text:p text:style-name="P47"><text:span text:style-name="T53">“</text:span><text:span text:style-name="T55">comparaciones</text:span><text:span text:style-name="T53">”: </text:span><text:span text:style-name="T54">lista donde cada elemento es un texto que contiene los nombres de los dos algoritmos involucrados en la comparación tal como “algoritmoA vs algoritmoB”. Se ordena según del p_valor de la comparación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1" svg:font-family="'Liberation Serif'" style:font-family-generic="roman"/>
    <style:font-face style:name="LiberationSerif" svg:font-family="LiberationSerif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00:16:39.983631834</meta:creation-date>
    <dc:date>2014-04-04T23:52:17.686769214</dc:date>
    <meta:editing-duration>PT5H35M45S</meta:editing-duration>
    <meta:editing-cycles>15</meta:editing-cycles>
    <meta:generator>LibreOffice/4.1.2.3$Linux_X86_64 LibreOffice_project/410m0$Build-3</meta:generator>
    <meta:document-statistic meta:table-count="0" meta:image-count="0" meta:object-count="0" meta:page-count="3" meta:paragraph-count="55" meta:word-count="1045" meta:character-count="6654" meta:non-whitespace-character-count="5673"/>
  </office:meta>
</office:document-meta>
</file>